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ments.getStore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DropSchemaStatements( String [ ] dropSchemaStat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FindData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ments.getCreateSchemaStat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ements.getFindAllIds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ements.setFindAllIdsStatement( String findAllIds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FindAllData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ements.getRemoveData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ments.setIdDataType( String msgId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TablePrefix( String tab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Binary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UpdateDataStatement( String updateMessageSta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FindDataStatement( String findMessageSta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BinaryDataType( String message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Tab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Count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ments.getDropSchemaStat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ements.setStoreDataStatement( String addMessageSta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StoreTableName( String store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FullStore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FindAllDataStatement( String findAllMessagesSta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CreateSchemaStatements( String [ ] createSchemaStat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Id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setRemoveDataStatement( String removeMessageStat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ments.getStoreData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ements.getUpdateData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ements.setCountStatement( String getCount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